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UrbanBody" style:list-style-name="L1"/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2.829cm" draw:z-index="0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/>
      <text:p text:style-name="UrbanBody"><text:span text:style-name="T3"><office:annotation><dc:creator>Gauthier Bastien</dc:creator><dc:date>2011-01-13T14:56:41</dc:date><text:p text:style-name="P9"><text:span text:style-name="T6">do text</text:span></text:p><text:p text:style-name="P9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permis d’urbanisme ayant trait à un bien sis à <text:text-input text:description="Emplacement des travaux">self.getWorkLocationSignaletic()</text:text-input> et cadastré <text:text-input text:description="Cadastre">self.getPortionOutsText()</text:text-input> 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permis d’urbanisme ayant trait à un bien sis à <text:text-input text:description="Emplacement des travaux">self.getWorkLocationSignaletic()</text:text-input> et cadastré <text:text-input text:description="Cadastre">self.getPortionOutsText()</text:text-input> 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self.displayValue(urbanEventObj.getLinkedInquiry().Vocabulary('investigationArticles')[0], urbanEventObj.getLinkedInquiry().getInvestigationArticles())</text:text-input> 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self.displayValue(urbanEventObj.getLinkedInquiry().Vocabulary('investigationArticles')[0], urbanEventObj.getLinkedInquiry().getInvestigationArticles())</text:text-input> du C.W.A.T.U.P.E.:</text:p>
      <text:p text:style-name="UrbanBody"/>
      <text:section text:style-name="Sect1" text:name="Section2">
        <text:list xml:id="list1327822883" text:style-name="L1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><text:soft-page-break/></text:p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creation-date>2009-07-27T10:37:25</meta:creation-date>
    <dc:date>2011-09-09T11:57:34</dc:date>
    <dc:language>fr-FR</dc:language>
    <meta:editing-cycles>90</meta:editing-cycles>
    <meta:editing-duration>PT42H51M00S</meta:editing-duration>
    <dc:creator>Gauthier Bastien</dc:creator>
    <meta:document-statistic meta:table-count="0" meta:image-count="0" meta:object-count="0" meta:page-count="2" meta:paragraph-count="27" meta:word-count="277" meta:character-count="2693"/>
    <meta:user-defined meta:name="Info 1"/>
    <meta:user-defined meta:name="Info 2"/>
    <meta:user-defined meta:name="Info 3"/>
    <meta:user-defined meta:name="Info 4"/>
  </office:meta>
</office:document-meta>
</file>